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98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Tit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árcia Roch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mon Ráfaga Maia de Mel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cos Felipe Araújo Ribeir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lisson Oliveira Madeir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ilton Ferreira de Oliveir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mone Duarte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aine Meire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liano Ragnini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los de Oliveira Santos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eanne Ângel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ilton Ramos Magalhães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li Nicolau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eomir Barros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berto Velos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mem Letici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vi Moreir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ta Cláudia Miranda Alves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Fábrica de Sabã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esa Raquel Ferreira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Alimentação saudáve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isco Xirlean Xavier Alves</text:p>
          </table:table-cell>
          <table:table-cell table:style-name="ce3" office:value-type="string" calcext:value-type="string">
            <text:p>Palestra</text:p>
          </table:table-cell>
          <table:table-cell table:style-name="ce3" office:value-type="string" calcext:value-type="string">
            <text:p>Fiscalização ambiental na construção civi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ta Carolina de Oliveira</text:p>
          </table:table-cell>
          <table:table-cell table:style-name="ce3" office:value-type="string" calcext:value-type="string">
            <text:p>Palestra</text:p>
          </table:table-cell>
          <table:table-cell table:style-name="ce3" office:value-type="string" calcext:value-type="string">
            <text:p>Licenciamento ambienta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biani Weiss Pereira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Heik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ênio Silva</text:p>
          </table:table-cell>
          <table:table-cell table:style-name="ce3" office:value-type="string" calcext:value-type="string">
            <text:p>Palestra</text:p>
          </table:table-cell>
          <table:table-cell table:style-name="ce3" office:value-type="string" calcext:value-type="string">
            <text:p>Perspectiva atual da energia solar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 style:data-style-name="N2" text:time-value="13:17:09.750038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20:49.251379661</meta:creation-date>
    <dc:date>2019-11-06T13:17:20.115313750</dc:date>
    <meta:editing-duration>PT1H1M5S</meta:editing-duration>
    <meta:editing-cycles>60</meta:editing-cycles>
    <meta:generator>LibreOffice/5.2.7.2$Linux_X86_64 LibreOffice_project/20m0$Build-2</meta:generator>
    <meta:document-statistic meta:table-count="1" meta:cell-count="69" meta:object-count="0"/>
  </office:meta>
</office:document-meta>
</file>